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65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 Voltage Regulator Capac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 table:number-rows-repeated="1048554"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Sheet_DB__0" table:target-range-address="'All Checks'.A1:'All Checks'.D1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0T21:30:14.239000000</dc:date>
    <meta:editing-duration>PT22M24S</meta:editing-duration>
    <meta:editing-cycles>4</meta:editing-cycles>
    <meta:generator>LibreOffice/24.2.6.2$Windows_X86_64 LibreOffice_project/ef66aa7e36a1bb8e65bfbc63aba53045a14d0871</meta:generator>
    <meta:document-statistic meta:table-count="1" meta:cell-count="44" meta:object-count="0"/>
  </office:meta>
</office:document-meta>
</file>